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text-properties officeooo:paragraph-rsid="00067e44"/>
    </style:style>
    <style:style style:name="P2" style:family="paragraph" style:parent-style-name="Text_20_body">
      <style:text-properties style:font-name="Times New Roman" fo:language="pt" fo:country="BR" officeooo:paragraph-rsid="00067e44" style:font-name-asian="Times New Roman1" style:font-name-complex="Times New Roman1"/>
    </style:style>
    <style:style style:name="P3" style:family="paragraph" style:parent-style-name="Text_20_body" style:list-style-name="L1">
      <style:text-properties style:font-name="Times New Roman" fo:language="pt" fo:country="BR" officeooo:rsid="000851f1" officeooo:paragraph-rsid="000851f1" style:font-name-asian="Times New Roman1" style:font-name-complex="Times New Roman1"/>
    </style:style>
    <style:style style:name="P4" style:family="paragraph" style:parent-style-name="Text_20_body" style:list-style-name="L1">
      <style:text-properties style:font-name="Times New Roman" fo:language="pt" fo:country="BR" officeooo:rsid="000ad6a5" officeooo:paragraph-rsid="000ad6a5" style:font-name-asian="Times New Roman1" style:font-name-complex="Times New Roman1"/>
    </style:style>
    <style:style style:name="P5" style:family="paragraph" style:parent-style-name="Title">
      <style:text-properties style:font-name="Times New Roman" fo:language="pt" fo:country="BR" officeooo:paragraph-rsid="00067e44" style:font-name-asian="Times New Roman1" style:font-name-complex="Times New Roman1"/>
    </style:style>
    <style:style style:name="T1" style:family="text">
      <style:text-properties officeooo:rsid="0021e9ae"/>
    </style:style>
    <style:style style:name="T2" style:family="text">
      <style:text-properties officeooo:rsid="000973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<text:span text:style-name="T1">e questionamentos sobre</text:span>: </text:p>
      <text:p text:style-name="P5">[4 30012017] Laplante, P. A.; Ovaska, S. J. Real-Time Systems Design and Analysis. 4. ed. Estados Unidos da América: IEEE Press, Wiley, 2012</text:p>
      <text:p text:style-name="P2"/>
      <text:list xml:id="list3379776430462682438" text:style-name="L1">
        <text:list-item>
          <text:p text:style-name="P3">Sistemas de tempo real precisam responder em tempo hábil a eventos que ocorrem <text:span text:style-name="T2">em intervalos irregulares</text:span>. <text:span text:style-name="T2">Caso o processamento não ocorra dentro do intervalo especificado o sistema falhará, geralmente, provocando algum tipo de dano ou prejuízo. (p. 1)</text:span></text:p>
        </text:list-item>
        <text:list-item>
          <text:p text:style-name="P4">Pela definição de sistema apresentada na p. 3, um sistema é semelhante a uma função matemática. Qual é o seu tipo?</text:p>
        </text:list-item>
        <text:list-item>
          <text:p text:style-name="P4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54S</meta:editing-duration>
    <meta:editing-cycles>4</meta:editing-cycles>
    <meta:generator>LibreOffice/5.1.1.3$Windows_X86_64 LibreOffice_project/89f508ef3ecebd2cfb8e1def0f0ba9a803b88a6d</meta:generator>
    <dc:date>2017-03-18T17:50:24.412000000</dc:date>
    <meta:document-statistic meta:table-count="0" meta:image-count="0" meta:object-count="0" meta:page-count="1" meta:paragraph-count="5" meta:word-count="89" meta:character-count="542" meta:non-whitespace-character-count="459"/>
    <meta:user-defined meta:name="Info 1"/>
    <meta:user-defined meta:name="Info 2"/>
    <meta:user-defined meta:name="Info 3"/>
    <meta:user-defined meta:name="Info 4"/>
  </office:meta>
</office:document-meta>
</file>